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0eaeb" officeooo:paragraph-rsid="0000eaeb" style:font-weight-asian="bold" style:font-weight-complex="bold"/>
    </style:style>
    <style:style style:name="P2" style:family="paragraph" style:parent-style-name="Preformatted_20_Text">
      <style:text-properties officeooo:paragraph-rsid="0000eaeb"/>
    </style:style>
    <style:style style:name="P3" style:family="paragraph" style:parent-style-name="Preformatted_20_Text" style:master-page-name="">
      <style:paragraph-properties fo:margin-left="0cm" fo:margin-right="-1.101cm" fo:margin-top="0cm" fo:margin-bottom="0cm" style:contextual-spacing="false" fo:text-indent="0cm" style:auto-text-indent="false" style:page-number="auto"/>
      <style:text-properties officeooo:paragraph-rsid="0000eaeb"/>
    </style:style>
    <style:style style:name="P4" style:family="paragraph" style:parent-style-name="Preformatted_20_Text">
      <style:paragraph-properties fo:margin-left="0cm" fo:margin-right="-1.101cm" fo:margin-top="0cm" fo:margin-bottom="0cm" style:contextual-spacing="false" fo:text-indent="0cm" style:auto-text-indent="false"/>
      <style:text-properties officeooo:rsid="00022338" officeooo:paragraph-rsid="00022338"/>
    </style:style>
    <style:style style:name="P5" style:family="paragraph" style:parent-style-name="Preformatted_20_Text">
      <style:paragraph-properties fo:margin-left="0cm" fo:margin-right="-1.101cm" fo:margin-top="0cm" fo:margin-bottom="0cm" style:contextual-spacing="false" fo:text-indent="0cm" style:auto-text-indent="false"/>
      <style:text-properties officeooo:rsid="00027047" officeooo:paragraph-rsid="00027047"/>
    </style:style>
    <style:style style:name="P6" style:family="paragraph" style:parent-style-name="Preformatted_20_Text">
      <style:paragraph-properties fo:margin-left="0cm" fo:margin-right="-1.101cm" fo:margin-top="0cm" fo:margin-bottom="0cm" style:contextual-spacing="false" fo:text-indent="0cm" style:auto-text-indent="false"/>
      <style:text-properties officeooo:rsid="00031962" officeooo:paragraph-rsid="00031962"/>
    </style:style>
    <style:style style:name="P7" style:family="paragraph" style:parent-style-name="Preformatted_20_Text">
      <style:paragraph-properties fo:margin-left="0cm" fo:margin-right="-1.101cm" fo:margin-top="0cm" fo:margin-bottom="0cm" style:contextual-spacing="false" fo:text-indent="0cm" style:auto-text-indent="false"/>
      <style:text-properties officeooo:rsid="0003659a" officeooo:paragraph-rsid="0003659a"/>
    </style:style>
    <style:style style:name="P8" style:family="paragraph" style:parent-style-name="Preformatted_20_Text">
      <style:paragraph-properties fo:margin-left="0cm" fo:margin-right="-1.101cm" fo:margin-top="0cm" fo:margin-bottom="0cm" style:contextual-spacing="false" fo:text-indent="0cm" style:auto-text-indent="false"/>
      <style:text-properties officeooo:rsid="00055cdc" officeooo:paragraph-rsid="00055cdc"/>
    </style:style>
    <style:style style:name="T1" style:family="text">
      <style:text-properties style:text-underline-style="none" fo:font-weight="normal" officeooo:rsid="0000eaeb" style:font-weight-asian="normal" style:font-weight-complex="normal"/>
    </style:style>
    <style:style style:name="T2" style:family="text">
      <style:text-properties officeooo:rsid="00022338"/>
    </style:style>
    <style:style style:name="T3" style:family="text">
      <style:text-properties officeooo:rsid="00027047"/>
    </style:style>
    <style:style style:name="T4" style:family="text">
      <style:text-properties officeooo:rsid="00035db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-boot Commands:</text:p>
      <text:p text:style-name="P1"/>
      <text:p text:style-name="P2"><text:span text:style-name="T1">bdinfo<text:tab/>: </text:span>print Board Info structure</text:p>
      <text:p text:style-name="P2"><text:tab/><text:tab/> <text:s/>The <text:span text:style-name="Source_20_Text">bdinfo</text:span> command (short: <text:span text:style-name="Source_20_Text">bdi</text:span>) prints the information that U-<text:tab/><text:tab/><text:tab/>Boot passes about the board such as memory addresses and <text:tab/><text:tab/><text:tab/><text:tab/>sizes, clock frequencies, <text:a xlink:type="simple" xlink:href="http://www.denx.de/wiki/DULG/MAC">MAC</text:a> address, etc. This information <text:tab/><text:tab/><text:tab/>is mainly needed to be passed to the Linux kernel. </text:p>
      <text:p text:style-name="P2"><text:span text:style-name="T3">c</text:span>onin<text:tab/><text:tab/>: <text:span text:style-name="T2">print console devices and information</text:span></text:p>
      <text:p text:style-name="P3"><text:tab/><text:tab/> <text:s/>The output contains the device name, flags, and the current usage.</text:p>
      <text:p text:style-name="P4"><text:span text:style-name="T3">b</text:span>ase<text:tab/><text:tab/>: It shows base address ex: 0x00000000</text:p>
      <text:p text:style-name="P4">bootd<text:tab/><text:tab/>: This command will boot the device default i.e run 'bootcmd'</text:p>
      <text:p text:style-name="P4">bootm<text:tab/><text:tab/>: boot application image from memory</text:p>
      <text:p text:style-name="P4">bootelf<text:tab/>: Boot from an elf image in memory. load ELF image at [address] via <text:tab/><text:tab/><text:tab/>program headers (-p) or via section headers (-s).</text:p>
      <text:p text:style-name="P4">bootp<text:tab/><text:tab/>: Boot image via network using BOOTP/TFTP protocol</text:p>
      <text:p text:style-name="P4">bootvx<text:tab/>: Boot vxWorks from an ELF image</text:p>
      <text:p text:style-name="P4">bootz<text:tab/><text:tab/>: <text:span text:style-name="T3">boot linux zImage image from memory</text:span></text:p>
      <text:p text:style-name="P5">cmp<text:tab/><text:tab/>: memory compare</text:p>
      <text:p text:style-name="P5">cp<text:tab/><text:tab/>: memory copy</text:p>
      <text:p text:style-name="P5">crc32<text:tab/><text:tab/>: compute CRC32 checksum</text:p>
      <text:p text:style-name="P6">dfu<text:tab/><text:tab/>: Device firmware upgrade. We can upgrade through tftp and usb controller</text:p>
      <text:p text:style-name="P6">dhcp<text:tab/><text:tab/>: boot image via network using DHCP/TFTP protocol</text:p>
      <text:p text:style-name="P6">dm<text:tab/><text:tab/>: Driver model low level access</text:p>
      <text:p text:style-name="P6">echo<text:tab/><text:tab/>: echo args to console</text:p>
      <text:p text:style-name="P6">editenv<text:tab/>: edit environment variable</text:p>
      <text:p text:style-name="P6">eeprom<text:tab/>: EEPROM sub-system. <text:span text:style-name="T4">Read/write eeprom</text:span></text:p>
      <text:p text:style-name="P6">env<text:tab/><text:tab/>: environment handling commands</text:p>
      <text:p text:style-name="P6">exit<text:tab/><text:tab/>: exit script</text:p>
      <text:p text:style-name="P6">ext2load<text:tab/>: load binary file from a Ext2 filesystem <text:span text:style-name="T4">on interface</text:span></text:p>
      <text:p text:style-name="P6">ext2ls<text:tab/>: list files in a directory (default /)</text:p>
      <text:p text:style-name="P6">ext4load<text:tab/>: load binary file from a Ext4 filesystem</text:p>
      <text:p text:style-name="P6">ext4ls<text:tab/>: list files in a directory (default /)</text:p>
      <text:p text:style-name="P6">ext4size<text:tab/>: determine a file's size</text:p>
      <text:p text:style-name="P6">ext4write<text:tab/>: create a file in the root directory</text:p>
      <text:p text:style-name="P7">false <text:s text:c="2"/>- do nothing, unsuccessfully</text:p>
      <text:p text:style-name="P7">fastboot- use USB Fastboot protocol</text:p>
      <text:p text:style-name="P7">fatinfo - print information about filesystem</text:p>
      <text:p text:style-name="P7">fatload - load binary file from a dos filesystem</text:p>
      <text:p text:style-name="P7">fatls <text:s text:c="2"/>- list files in a directory (default /)</text:p>
      <text:p text:style-name="P7">fatsize - determine a file's size</text:p>
      <text:p text:style-name="P7">fatwrite- write file into a dos filesystem</text:p>
      <text:p text:style-name="P7">fdt <text:s text:c="4"/>- flattened device tree utility commands</text:p>
      <text:p text:style-name="P7">fstype <text:s/>- Look up a filesystem type</text:p>
      <text:p text:style-name="P7">go <text:s text:c="5"/>- start application at address 'addr'</text:p>
      <text:p text:style-name="P7">gpio <text:s text:c="3"/>- query and control gpio pins</text:p>
      <text:p text:style-name="P7">gpt <text:s text:c="4"/>- GUID Partition Table</text:p>
      <text:p text:style-name="P7">help <text:s text:c="3"/>- print command description/usage</text:p>
      <text:p text:style-name="P7">i2c <text:s text:c="4"/>- I2C sub-system</text:p>
      <text:p text:style-name="P7">iminfo <text:s/>- print header information for application image</text:p>
      <text:p text:style-name="P7">imxtract- extract a part of a multi-image</text:p>
      <text:p text:style-name="P7">itest <text:s text:c="2"/>- return true/false on integer compare</text:p>
      <text:p text:style-name="P7">load <text:s text:c="3"/>- load binary file from a filesystem</text:p>
      <text:p text:style-name="P7">loadb <text:s text:c="2"/>- load binary file over serial line (kermit mode)</text:p>
      <text:p text:style-name="P7">loads <text:s text:c="2"/>- load S-Record file over serial line</text:p>
      <text:p text:style-name="P7">loadx <text:s text:c="2"/>- load binary file over serial line (xmodem mode)</text:p>
      <text:p text:style-name="P7">loady <text:s text:c="2"/>- load binary file over serial line (ymodem mode)</text:p>
      <text:p text:style-name="P7">loop <text:s text:c="3"/>- infinite loop on address range</text:p>
      <text:p text:style-name="P7">ls <text:s text:c="5"/>- list files in a directory (default /)</text:p>
      <text:p text:style-name="P7">md <text:s text:c="5"/>- memory display</text:p>
      <text:p text:style-name="P7">mdio <text:s text:c="3"/>- MDIO utility commands</text:p>
      <text:p text:style-name="P7">mii <text:s text:c="4"/>- MII utility commands</text:p>
      <text:p text:style-name="P7">mm <text:s text:c="5"/>- memory modify (auto-incrementing address)</text:p>
      <text:p text:style-name="P7">mmc <text:s text:c="4"/>- MMC sub system</text:p>
      <text:p text:style-name="P7"><text:soft-page-break/>mmcinfo - display MMC info</text:p>
      <text:p text:style-name="P7">mw <text:s text:c="5"/>- memory write (fill)</text:p>
      <text:p text:style-name="P7">nfs <text:s text:c="4"/>- boot image via network using NFS protocol</text:p>
      <text:p text:style-name="P7">nm <text:s text:c="5"/>- memory modify (constant address)</text:p>
      <text:p text:style-name="P7">part <text:s text:c="3"/>- disk partition related commands</text:p>
      <text:p text:style-name="P7">ping <text:s text:c="3"/>- send ICMP ECHO_REQUEST to network host</text:p>
      <text:p text:style-name="P7">printenv- print environment variables</text:p>
      <text:p text:style-name="P7">pxe <text:s text:c="4"/>- commands to get and boot from pxe files</text:p>
      <text:p text:style-name="P7">reset <text:s text:c="2"/>- Perform RESET of the CPU</text:p>
      <text:p text:style-name="P7">run <text:s text:c="4"/>- run commands in an environment variable</text:p>
      <text:p text:style-name="P8">save <text:s text:c="3"/>- save file to a filesystem</text:p>
      <text:p text:style-name="P8">saveenv - save environment variables to persistent storage</text:p>
      <text:p text:style-name="P8">setenv <text:s/>- set environment variables</text:p>
      <text:p text:style-name="P8">sf <text:s text:c="5"/>- SPI flash sub-system</text:p>
      <text:p text:style-name="P8">showvar - print local hushshell variables</text:p>
      <text:p text:style-name="P8">size <text:s text:c="3"/>- determine a file's size</text:p>
      <text:p text:style-name="P8">sleep <text:s text:c="2"/>- delay execution for some time</text:p>
      <text:p text:style-name="P8">source <text:s/>- run script from memory</text:p>
      <text:p text:style-name="P8">spl <text:s text:c="4"/>- SPL configuration</text:p>
      <text:p text:style-name="P8">sspi <text:s text:c="3"/>- SPI utility command</text:p>
      <text:p text:style-name="P8">sysboot - command to get and boot from syslinux files</text:p>
      <text:p text:style-name="P8">test <text:s text:c="3"/>- minimal test like /bin/sh</text:p>
      <text:p text:style-name="P8">tftpboot- boot image via network using TFTP protocol</text:p>
      <text:p text:style-name="P8">true <text:s text:c="3"/>- do nothing, successfully</text:p>
      <text:p text:style-name="P8">usb <text:s text:c="4"/>- USB sub-system</text:p>
      <text:p text:style-name="P8">usbboot - boot from USB device</text:p>
      <text:p text:style-name="P8">version - print monitor, compiler and linker version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9T19:07:45.168185011</meta:creation-date>
    <dc:date>2016-05-29T19:55:57.801117628</dc:date>
    <meta:editing-duration>PT46M30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2" meta:paragraph-count="85" meta:word-count="633" meta:character-count="3829" meta:non-whitespace-character-count="3045"/>
  </office:meta>
</office:document-meta>
</file>